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11" table:default-cell-style-name="ce2"/>
        <table:table-column table:style-name="co1" table:default-cell-style-name="ce3"/>
        <table:table-row table:style-name="ro1">
          <table:table-cell table:style-name="ce1" office:value-type="string">
            <text:p>Num Sequentiel</text:p>
          </table:table-cell>
          <table:table-cell table:style-name="ce1" office:value-type="string">
            <text:p>Nom et Prenom</text:p>
          </table:table-cell>
          <table:table-cell table:style-name="ce1" office:value-type="string">
            <text:p>Valeur Locative Brute</text:p>
          </table:table-cell>
          <table:table-cell table:style-name="ce1" office:value-type="string">
            <text:p>Abattements general a la base en simulation</text:p>
          </table:table-cell>
          <table:table-cell table:style-name="ce1" office:value-type="string">
            <text:p>Abattements pers a charge Ã  la base simulÃ©</text:p>
          </table:table-cell>
          <table:table-cell table:style-name="ce1" office:value-type="string">
            <text:p>Abattements general a la base en bdd</text:p>
          </table:table-cell>
          <table:table-cell table:style-name="ce1" office:value-type="string">
            <text:p>Abattements pers charge en bdd</text:p>
          </table:table-cell>
          <table:table-cell table:style-name="ce1" office:value-type="string">
            <text:p>Base Nette Communale</text:p>
          </table:table-cell>
          <table:table-cell table:style-name="ce1" office:value-type="string">
            <text:p>Total COM Base Nette</text:p>
          </table:table-cell>
          <table:table-cell table:style-name="ce1" office:value-type="string">
            <text:p>Nb pers Ã  charge</text:p>
          </table:table-cell>
          <table:table-cell table:style-name="ce1" office:value-type="string">
            <text:p>Code TAX</text:p>
          </table:table-cell>
          <table:table-cell table:style-name="ce1" office:value-type="string">
            <text:p>Code Role</text:p>
          </table:table-cell>
        </table:table-row>
        <table:table-row table:style-name="ro1">
          <table:table-cell office:value-type="float" office:value="612170">
            <text:p>612170</text:p>
          </table:table-cell>
          <table:table-cell office:value-type="string">
            <text:p>MME CHARPIN CAROLE CORINE</text:p>
          </table:table-cell>
          <table:table-cell office:value-type="float" office:value="4790">
            <text:p>4790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3966">
            <text:p>3966</text:p>
          </table:table-cell>
          <table:table-cell office:value-type="float" office:value="3636">
            <text:p>3636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2267">
            <text:p>612267</text:p>
          </table:table-cell>
          <table:table-cell office:value-type="string">
            <text:p>M BUCCI LUCIEN</text:p>
          </table:table-cell>
          <table:table-cell office:value-type="float" office:value="3510">
            <text:p>3510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2521">
            <text:p>2521</text:p>
          </table:table-cell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2298">
            <text:p>612298</text:p>
          </table:table-cell>
          <table:table-cell office:value-type="string">
            <text:p>MME SPROCQ MAGALI</text:p>
          </table:table-cell>
          <table:table-cell office:value-type="float" office:value="2521">
            <text:p>2521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862">
            <text:p>1862</text:p>
          </table:table-cell>
          <table:table-cell office:value-type="float" office:value="1697">
            <text:p>1697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2">
          <table:table-cell office:value-type="float" office:value="612343">
            <text:p>612343</text:p>
          </table:table-cell>
          <table:table-cell office:value-type="string">
            <text:p>MME BUCHS GERALDINE</text:p>
          </table:table-cell>
          <table:table-cell office:value-type="float" office:value="2480">
            <text:p>2480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656">
            <text:p>1656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2384">
            <text:p>612384</text:p>
          </table:table-cell>
          <table:table-cell office:value-type="string">
            <text:p>MME VEDOVATI CECILE</text:p>
          </table:table-cell>
          <table:table-cell office:value-type="float" office:value="3298">
            <text:p>3298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639">
            <text:p>2639</text:p>
          </table:table-cell>
          <table:table-cell office:value-type="float" office:value="2474">
            <text:p>2474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2408">
            <text:p>612408</text:p>
          </table:table-cell>
          <table:table-cell office:value-type="string">
            <text:p>M CESAR ETIENNE</text:p>
          </table:table-cell>
          <table:table-cell office:value-type="float" office:value="6608">
            <text:p>6608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5537">
            <text:p>5537</text:p>
          </table:table-cell>
          <table:table-cell office:value-type="float" office:value="4960">
            <text:p>496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2493">
            <text:p>612493</text:p>
          </table:table-cell>
          <table:table-cell office:value-type="string">
            <text:p>M GILLES JEAN SEBASTIEN</text:p>
          </table:table-cell>
          <table:table-cell office:value-type="float" office:value="3227">
            <text:p>3227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2403">
            <text:p>2403</text:p>
          </table:table-cell>
          <table:table-cell office:value-type="float" office:value="2073">
            <text:p>2073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2662">
            <text:p>612662</text:p>
          </table:table-cell>
          <table:table-cell office:value-type="string">
            <text:p>MME DELPUECH FLORENCE DENISE</text:p>
          </table:table-cell>
          <table:table-cell office:value-type="float" office:value="3683">
            <text:p>3683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989">
            <text:p>989</text:p>
          </table:table-cell>
          <table:table-cell office:value-type="float" office:value="2200">
            <text:p>2200</text:p>
          </table:table-cell>
          <table:table-cell office:value-type="float" office:value="2035">
            <text:p>2035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3016">
            <text:p>613016</text:p>
          </table:table-cell>
          <table:table-cell office:value-type="string">
            <text:p>M MUTTE LAURENT MICHEL</text:p>
          </table:table-cell>
          <table:table-cell office:value-type="float" office:value="8243">
            <text:p>8243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7419">
            <text:p>7419</text:p>
          </table:table-cell>
          <table:table-cell office:value-type="float" office:value="7089">
            <text:p>7089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3156">
            <text:p>613156</text:p>
          </table:table-cell>
          <table:table-cell office:value-type="string">
            <text:p>M OU MME GUILLE BRUNO</text:p>
          </table:table-cell>
          <table:table-cell office:value-type="float" office:value="2924">
            <text:p>2924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265">
            <text:p>2265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3290">
            <text:p>613290</text:p>
          </table:table-cell>
          <table:table-cell office:value-type="string">
            <text:p>MME BOEHM PRISCILLA</text:p>
          </table:table-cell>
          <table:table-cell office:value-type="float" office:value="2033">
            <text:p>2033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962">
            <text:p>962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3293">
            <text:p>613293</text:p>
          </table:table-cell>
          <table:table-cell office:value-type="string">
            <text:p>M LESAUVAGE JEAN MICHEL</text:p>
          </table:table-cell>
          <table:table-cell office:value-type="float" office:value="1859">
            <text:p>185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200">
            <text:p>1200</text:p>
          </table:table-cell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2">
          <table:table-cell office:value-type="float" office:value="613324">
            <text:p>613324</text:p>
          </table:table-cell>
          <table:table-cell office:value-type="string">
            <text:p>M HAAG RENE</text:p>
          </table:table-cell>
          <table:table-cell office:value-type="float" office:value="1842">
            <text:p>1842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183">
            <text:p>1183</text:p>
          </table:table-cell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3532">
            <text:p>613532</text:p>
          </table:table-cell>
          <table:table-cell office:value-type="string">
            <text:p>M MOUSSAOUI KARIM</text:p>
          </table:table-cell>
          <table:table-cell office:value-type="float" office:value="3259">
            <text:p>3259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989">
            <text:p>989</text:p>
          </table:table-cell>
          <table:table-cell office:value-type="float" office:value="1776">
            <text:p>1776</text:p>
          </table:table-cell>
          <table:table-cell office:value-type="float" office:value="1611">
            <text:p>1611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3583">
            <text:p>613583</text:p>
          </table:table-cell>
          <table:table-cell office:value-type="string">
            <text:p>MME BARTHEL VALERIE</text:p>
          </table:table-cell>
          <table:table-cell office:value-type="float" office:value="3816">
            <text:p>3816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2745">
            <text:p>2745</text:p>
          </table:table-cell>
          <table:table-cell office:value-type="float" office:value="2168">
            <text:p>2168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3627">
            <text:p>613627</text:p>
          </table:table-cell>
          <table:table-cell office:value-type="string">
            <text:p>MME BOURDIN LAURENCE</text:p>
          </table:table-cell>
          <table:table-cell office:value-type="float" office:value="3798">
            <text:p>3798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2727">
            <text:p>2727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3647">
            <text:p>613647</text:p>
          </table:table-cell>
          <table:table-cell office:value-type="string">
            <text:p>M BUCHS JEAN MICHEL</text:p>
          </table:table-cell>
          <table:table-cell office:value-type="float" office:value="4475">
            <text:p>4475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3651">
            <text:p>3651</text:p>
          </table:table-cell>
          <table:table-cell office:value-type="float" office:value="3321">
            <text:p>3321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3707">
            <text:p>613707</text:p>
          </table:table-cell>
          <table:table-cell office:value-type="string">
            <text:p>MME DUPARC FABIENNE</text:p>
          </table:table-cell>
          <table:table-cell office:value-type="float" office:value="2868">
            <text:p>2868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2044">
            <text:p>2044</text:p>
          </table:table-cell>
          <table:table-cell office:value-type="float" office:value="1714">
            <text:p>171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1">
          <table:table-cell office:value-type="float" office:value="613962">
            <text:p>613962</text:p>
          </table:table-cell>
          <table:table-cell office:value-type="string">
            <text:p>M OU MME POULAT JEAN CLAUDE</text:p>
          </table:table-cell>
          <table:table-cell office:value-type="float" office:value="6158">
            <text:p>6158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824">
            <text:p>824</text:p>
          </table:table-cell>
          <table:table-cell office:value-type="float" office:value="4840">
            <text:p>4840</text:p>
          </table:table-cell>
          <table:table-cell office:value-type="float" office:value="4510">
            <text:p>451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3991">
            <text:p>613991</text:p>
          </table:table-cell>
          <table:table-cell office:value-type="string">
            <text:p>M VERNAY CEDRIC</text:p>
          </table:table-cell>
          <table:table-cell office:value-type="float" office:value="4363">
            <text:p>4363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3704">
            <text:p>3704</text:p>
          </table:table-cell>
          <table:table-cell office:value-type="float" office:value="3539">
            <text:p>3539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4068">
            <text:p>614068</text:p>
          </table:table-cell>
          <table:table-cell office:value-type="string">
            <text:p>MME DUVERNEY GUICHARD</text:p>
          </table:table-cell>
          <table:table-cell office:value-type="float" office:value="2468">
            <text:p>2468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809">
            <text:p>1809</text:p>
          </table:table-cell>
          <table:table-cell office:value-type="float" office:value="1644">
            <text:p>1644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4091">
            <text:p>614091</text:p>
          </table:table-cell>
          <table:table-cell office:value-type="string">
            <text:p>M MOUCHIROUD PHILIPPE</text:p>
          </table:table-cell>
          <table:table-cell office:value-type="float" office:value="3380">
            <text:p>3380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2309">
            <text:p>2309</text:p>
          </table:table-cell>
          <table:table-cell office:value-type="float" office:value="1732">
            <text:p>1732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4220">
            <text:p>614220</text:p>
          </table:table-cell>
          <table:table-cell office:value-type="string">
            <text:p>M LOIODICE LUCIEN</text:p>
          </table:table-cell>
          <table:table-cell office:value-type="float" office:value="2868">
            <text:p>2868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2044">
            <text:p>2044</text:p>
          </table:table-cell>
          <table:table-cell office:value-type="float" office:value="1714">
            <text:p>171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4334">
            <text:p>614334</text:p>
          </table:table-cell>
          <table:table-cell office:value-type="string">
            <text:p>M OU MME PROTCHOUKANOFF PIERRE</text:p>
          </table:table-cell>
          <table:table-cell office:value-type="float" office:value="2451">
            <text:p>2451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1462">
            <text:p>1462</text:p>
          </table:table-cell>
          <table:table-cell office:value-type="float" office:value="1297">
            <text:p>1297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4336">
            <text:p>614336</text:p>
          </table:table-cell>
          <table:table-cell office:value-type="string">
            <text:p>M OU MME WALTERSPIELER JOSE</text:p>
          </table:table-cell>
          <table:table-cell office:value-type="float" office:value="2374">
            <text:p>2374</text:p>
          </table:table-cell>
          <table:table-cell office:value-type="float" office:value="494">
            <text:p>494</text:p>
          </table:table-cell>
          <table:table-cell office:value-type="float" office:value="1648">
            <text:p>1648</text:p>
          </table:table-cell>
          <table:table-cell office:value-type="float" office:value="494">
            <text:p>494</text:p>
          </table:table-cell>
          <table:table-cell office:value-type="float" office:value="1483">
            <text:p>1483</text:p>
          </table:table-cell>
          <table:table-cell office:value-type="float" office:value="397">
            <text:p>397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4438">
            <text:p>614438</text:p>
          </table:table-cell>
          <table:table-cell office:value-type="string">
            <text:p>MME GARCIA EVELYNE</text:p>
          </table:table-cell>
          <table:table-cell office:value-type="float" office:value="3092">
            <text:p>3092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2103">
            <text:p>2103</text:p>
          </table:table-cell>
          <table:table-cell office:value-type="float" office:value="1938">
            <text:p>1938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1">
          <table:table-cell office:value-type="float" office:value="614449">
            <text:p>614449</text:p>
          </table:table-cell>
          <table:table-cell office:value-type="string">
            <text:p>MME DEROSIER CHANTAL VERONIQUE</text:p>
          </table:table-cell>
          <table:table-cell office:value-type="float" office:value="2677">
            <text:p>2677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853">
            <text:p>1853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4561">
            <text:p>614561</text:p>
          </table:table-cell>
          <table:table-cell office:value-type="string">
            <text:p>MME VIRGONE CROCIFISSA</text:p>
          </table:table-cell>
          <table:table-cell office:value-type="float" office:value="4660">
            <text:p>4660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3836">
            <text:p>3836</text:p>
          </table:table-cell>
          <table:table-cell office:value-type="float" office:value="3506">
            <text:p>3506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4562">
            <text:p>614562</text:p>
          </table:table-cell>
          <table:table-cell office:value-type="string">
            <text:p>M OU MME ROSAIRE DIDIER</text:p>
          </table:table-cell>
          <table:table-cell office:value-type="float" office:value="2827">
            <text:p>2827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1838">
            <text:p>1838</text:p>
          </table:table-cell>
          <table:table-cell office:value-type="float" office:value="1673">
            <text:p>1673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4567">
            <text:p>614567</text:p>
          </table:table-cell>
          <table:table-cell office:value-type="string">
            <text:p>MME CELLAURO THERESE</text:p>
          </table:table-cell>
          <table:table-cell office:value-type="float" office:value="2980">
            <text:p>2980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1909">
            <text:p>1909</text:p>
          </table:table-cell>
          <table:table-cell office:value-type="float" office:value="1332">
            <text:p>1332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4604">
            <text:p>614604</text:p>
          </table:table-cell>
          <table:table-cell office:value-type="string">
            <text:p>M ALEXIS STEPHANE RENE</text:p>
          </table:table-cell>
          <table:table-cell office:value-type="float" office:value="2763">
            <text:p>2763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824">
            <text:p>824</text:p>
          </table:table-cell>
          <table:table-cell office:value-type="float" office:value="1445">
            <text:p>1445</text:p>
          </table:table-cell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4667">
            <text:p>614667</text:p>
          </table:table-cell>
          <table:table-cell office:value-type="string">
            <text:p>MME VALAIS VIRGINIE MICHELLE</text:p>
          </table:table-cell>
          <table:table-cell office:value-type="float" office:value="3289">
            <text:p>3289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577">
            <text:p>577</text:p>
          </table:table-cell>
          <table:table-cell office:value-type="float" office:value="2218">
            <text:p>2218</text:p>
          </table:table-cell>
          <table:table-cell office:value-type="float" office:value="1641">
            <text:p>1641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4748">
            <text:p>614748</text:p>
          </table:table-cell>
          <table:table-cell office:value-type="string">
            <text:p>M CAVALLI JEROME</text:p>
          </table:table-cell>
          <table:table-cell office:value-type="float" office:value="4263">
            <text:p>4263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3604">
            <text:p>3604</text:p>
          </table:table-cell>
          <table:table-cell office:value-type="float" office:value="3439">
            <text:p>3439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4861">
            <text:p>614861</text:p>
          </table:table-cell>
          <table:table-cell office:value-type="string">
            <text:p>M OU MME DELCROS PHILIPPE</text:p>
          </table:table-cell>
          <table:table-cell office:value-type="float" office:value="4843">
            <text:p>4843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4184">
            <text:p>4184</text:p>
          </table:table-cell>
          <table:table-cell office:value-type="float" office:value="4019">
            <text:p>4019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4967">
            <text:p>614967</text:p>
          </table:table-cell>
          <table:table-cell office:value-type="string">
            <text:p>M PELLISSIER JEAN PIERRE</text:p>
          </table:table-cell>
          <table:table-cell office:value-type="float" office:value="3736">
            <text:p>3736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3077">
            <text:p>3077</text:p>
          </table:table-cell>
          <table:table-cell office:value-type="float" office:value="2912">
            <text:p>2912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4978">
            <text:p>614978</text:p>
          </table:table-cell>
          <table:table-cell office:value-type="string">
            <text:p>M FREITAS LAURENT</text:p>
          </table:table-cell>
          <table:table-cell office:value-type="float" office:value="1409">
            <text:p>140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750">
            <text:p>750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4986">
            <text:p>614986</text:p>
          </table:table-cell>
          <table:table-cell office:value-type="string">
            <text:p>MME VIDAL FLORENCE</text:p>
          </table:table-cell>
          <table:table-cell office:value-type="float" office:value="1559">
            <text:p>155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900">
            <text:p>900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5007">
            <text:p>615007</text:p>
          </table:table-cell>
          <table:table-cell office:value-type="string">
            <text:p>M OU MME MURAIL DAVID JEAN PIERRE</text:p>
          </table:table-cell>
          <table:table-cell office:value-type="float" office:value="3686">
            <text:p>3686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2697">
            <text:p>2697</text:p>
          </table:table-cell>
          <table:table-cell office:value-type="float" office:value="2532">
            <text:p>2532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060">
            <text:p>615060</text:p>
          </table:table-cell>
          <table:table-cell office:value-type="string">
            <text:p>M GUILLAUMONT BRUNO</text:p>
          </table:table-cell>
          <table:table-cell office:value-type="float" office:value="10153">
            <text:p>10153</text:p>
          </table:table-cell>
          <table:table-cell office:value-type="float" office:value="494">
            <text:p>494</text:p>
          </table:table-cell>
          <table:table-cell office:value-type="float" office:value="1648">
            <text:p>1648</text:p>
          </table:table-cell>
          <table:table-cell office:value-type="float" office:value="494">
            <text:p>494</text:p>
          </table:table-cell>
          <table:table-cell office:value-type="float" office:value="1483">
            <text:p>1483</text:p>
          </table:table-cell>
          <table:table-cell office:value-type="float" office:value="8176">
            <text:p>8176</text:p>
          </table:table-cell>
          <table:table-cell office:value-type="float" office:value="8011">
            <text:p>8011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150">
            <text:p>615150</text:p>
          </table:table-cell>
          <table:table-cell office:value-type="string">
            <text:p>M HOSTACHE GILLES</text:p>
          </table:table-cell>
          <table:table-cell office:value-type="float" office:value="4254">
            <text:p>4254</text:p>
          </table:table-cell>
          <table:table-cell office:value-type="float" office:value="494">
            <text:p>494</text:p>
          </table:table-cell>
          <table:table-cell office:value-type="float" office:value="1154">
            <text:p>1154</text:p>
          </table:table-cell>
          <table:table-cell office:value-type="float" office:value="494">
            <text:p>494</text:p>
          </table:table-cell>
          <table:table-cell office:value-type="float" office:value="824">
            <text:p>824</text:p>
          </table:table-cell>
          <table:table-cell office:value-type="float" office:value="2936">
            <text:p>2936</text:p>
          </table:table-cell>
          <table:table-cell office:value-type="float" office:value="2606">
            <text:p>2606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615159">
            <text:p>615159</text:p>
          </table:table-cell>
          <table:table-cell office:value-type="string">
            <text:p>MME BITNER CAROL MARGARET</text:p>
          </table:table-cell>
          <table:table-cell office:value-type="float" office:value="1689">
            <text:p>168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030">
            <text:p>1030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330">
            <text:p>615330</text:p>
          </table:table-cell>
          <table:table-cell office:value-type="string">
            <text:p>M GIRAUD CHRISTOPHE CELESTIN</text:p>
          </table:table-cell>
          <table:table-cell office:value-type="float" office:value="2106">
            <text:p>2106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282">
            <text:p>1282</text:p>
          </table:table-cell>
          <table:table-cell office:value-type="float" office:value="952">
            <text:p>952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5344">
            <text:p>615344</text:p>
          </table:table-cell>
          <table:table-cell office:value-type="string">
            <text:p>M JOUBERT DAMIEN</text:p>
          </table:table-cell>
          <table:table-cell office:value-type="float" office:value="2480">
            <text:p>248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821">
            <text:p>1821</text:p>
          </table:table-cell>
          <table:table-cell office:value-type="float" office:value="1656">
            <text:p>1656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397">
            <text:p>615397</text:p>
          </table:table-cell>
          <table:table-cell office:value-type="string">
            <text:p>MME GAMET NADINE</text:p>
          </table:table-cell>
          <table:table-cell office:value-type="float" office:value="4072">
            <text:p>4072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3248">
            <text:p>3248</text:p>
          </table:table-cell>
          <table:table-cell office:value-type="float" office:value="2918">
            <text:p>2918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1">
          <table:table-cell office:value-type="float" office:value="615523">
            <text:p>615523</text:p>
          </table:table-cell>
          <table:table-cell office:value-type="string">
            <text:p>M LEBOULEUX NICOLAS VINCENT</text:p>
          </table:table-cell>
          <table:table-cell office:value-type="float" office:value="2604">
            <text:p>2604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945">
            <text:p>1945</text:p>
          </table:table-cell>
          <table:table-cell office:value-type="float" office:value="1780">
            <text:p>1780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5591">
            <text:p>615591</text:p>
          </table:table-cell>
          <table:table-cell office:value-type="string">
            <text:p>M DELMAS THIERRY</text:p>
          </table:table-cell>
          <table:table-cell office:value-type="float" office:value="8935">
            <text:p>8935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8276">
            <text:p>8276</text:p>
          </table:table-cell>
          <table:table-cell office:value-type="float" office:value="8111">
            <text:p>8111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627">
            <text:p>615627</text:p>
          </table:table-cell>
          <table:table-cell office:value-type="string">
            <text:p>M CARMINATI ALAIN</text:p>
          </table:table-cell>
          <table:table-cell office:value-type="float" office:value="3219">
            <text:p>321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560">
            <text:p>2560</text:p>
          </table:table-cell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5660">
            <text:p>615660</text:p>
          </table:table-cell>
          <table:table-cell office:value-type="string">
            <text:p>MME MICHEL LAURENCE</text:p>
          </table:table-cell>
          <table:table-cell office:value-type="float" office:value="2677">
            <text:p>2677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853">
            <text:p>1853</text:p>
          </table:table-cell>
          <table:table-cell office:value-type="float" office:value="1523">
            <text:p>1523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2">
          <table:table-cell office:value-type="float" office:value="615681">
            <text:p>615681</text:p>
          </table:table-cell>
          <table:table-cell office:value-type="string">
            <text:p>M BIROLINI SEBASTIEN</text:p>
          </table:table-cell>
          <table:table-cell office:value-type="float" office:value="1995">
            <text:p>1995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171">
            <text:p>1171</text:p>
          </table:table-cell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5685">
            <text:p>615685</text:p>
          </table:table-cell>
          <table:table-cell office:value-type="string">
            <text:p>MME HAMMEL CELINE</text:p>
          </table:table-cell>
          <table:table-cell office:value-type="float" office:value="2283">
            <text:p>2283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1294">
            <text:p>1294</text:p>
          </table:table-cell>
          <table:table-cell office:value-type="float" office:value="1129">
            <text:p>1129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5749">
            <text:p>615749</text:p>
          </table:table-cell>
          <table:table-cell office:value-type="string">
            <text:p>MME DE SOUSA NATHALIE</text:p>
          </table:table-cell>
          <table:table-cell office:value-type="float" office:value="3007">
            <text:p>3007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348">
            <text:p>2348</text:p>
          </table:table-cell>
          <table:table-cell office:value-type="float" office:value="2183">
            <text:p>2183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5755">
            <text:p>615755</text:p>
          </table:table-cell>
          <table:table-cell office:value-type="string">
            <text:p>MME LOIODICE BRIGITTE</text:p>
          </table:table-cell>
          <table:table-cell office:value-type="float" office:value="2498">
            <text:p>2498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1674">
            <text:p>1674</text:p>
          </table:table-cell>
          <table:table-cell office:value-type="float" office:value="1344">
            <text:p>134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1">
          <table:table-cell office:value-type="float" office:value="615766">
            <text:p>615766</text:p>
          </table:table-cell>
          <table:table-cell office:value-type="string">
            <text:p>MME SAUVAIRE MERILDE MICHELE</text:p>
          </table:table-cell>
          <table:table-cell office:value-type="float" office:value="2565">
            <text:p>2565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1906">
            <text:p>1906</text:p>
          </table:table-cell>
          <table:table-cell office:value-type="float" office:value="1741">
            <text:p>1741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2">
          <table:table-cell office:value-type="float" office:value="615775">
            <text:p>615775</text:p>
          </table:table-cell>
          <table:table-cell office:value-type="string">
            <text:p>MME SEVAT ISABELLE</text:p>
          </table:table-cell>
          <table:table-cell office:value-type="float" office:value="5022">
            <text:p>5022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4363">
            <text:p>4363</text:p>
          </table:table-cell>
          <table:table-cell office:value-type="float" office:value="4198">
            <text:p>4198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615819">
            <text:p>615819</text:p>
          </table:table-cell>
          <table:table-cell office:value-type="string">
            <text:p>M LE SAOUT FRANCK</text:p>
          </table:table-cell>
          <table:table-cell office:value-type="float" office:value="4843">
            <text:p>4843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4184">
            <text:p>4184</text:p>
          </table:table-cell>
          <table:table-cell office:value-type="float" office:value="4019">
            <text:p>4019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2">
          <table:table-cell office:value-type="float" office:value="615882">
            <text:p>615882</text:p>
          </table:table-cell>
          <table:table-cell office:value-type="string">
            <text:p>M BARET DAVID</text:p>
          </table:table-cell>
          <table:table-cell office:value-type="float" office:value="2689">
            <text:p>2689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030">
            <text:p>2030</text:p>
          </table:table-cell>
          <table:table-cell office:value-type="float" office:value="1865">
            <text:p>1865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6084">
            <text:p>616084</text:p>
          </table:table-cell>
          <table:table-cell office:value-type="string">
            <text:p>M MEDJALDI SAID</text:p>
          </table:table-cell>
          <table:table-cell office:value-type="float" office:value="2924">
            <text:p>2924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2100">
            <text:p>2100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6087">
            <text:p>616087</text:p>
          </table:table-cell>
          <table:table-cell office:value-type="string">
            <text:p>MME PONSEELE VERONIQUE</text:p>
          </table:table-cell>
          <table:table-cell office:value-type="float" office:value="2924">
            <text:p>2924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1935">
            <text:p>1935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616203">
            <text:p>616203</text:p>
          </table:table-cell>
          <table:table-cell office:value-type="string">
            <text:p>M PETIT ANDRE GILLES</text:p>
          </table:table-cell>
          <table:table-cell office:value-type="float" office:value="3904">
            <text:p>3904</text:p>
          </table:table-cell>
          <table:table-cell office:value-type="float" office:value="494">
            <text:p>494</text:p>
          </table:table-cell>
          <table:table-cell office:value-type="float" office:value="660">
            <text:p>66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3080">
            <text:p>3080</text:p>
          </table:table-cell>
          <table:table-cell office:value-type="float" office:value="2750">
            <text:p>275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  <table:table-row table:style-name="ro3">
          <table:table-cell office:value-type="float" office:value="616215">
            <text:p>616215</text:p>
          </table:table-cell>
          <table:table-cell office:value-type="string">
            <text:p>MME DAVID TRABUT DENISE</text:p>
          </table:table-cell>
          <table:table-cell office:value-type="float" office:value="2910">
            <text:p>2910</text:p>
          </table:table-cell>
          <table:table-cell office:value-type="float" office:value="494">
            <text:p>494</text:p>
          </table:table-cell>
          <table:table-cell office:value-type="float" office:value="330">
            <text:p>330</text:p>
          </table:table-cell>
          <table:table-cell office:value-type="float" office:value="494">
            <text:p>494</text:p>
          </table:table-cell>
          <table:table-cell office:value-type="float" office:value="165">
            <text:p>165</text:p>
          </table:table-cell>
          <table:table-cell office:value-type="float" office:value="2251">
            <text:p>2251</text:p>
          </table:table-cell>
          <table:table-cell office:value-type="float" office:value="2086">
            <text:p>2086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2" office:value-type="string">
            <text:p>PA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4-02-19T13:57:04</meta:creation-date>
    <dc:date>2014-02-19T13:58:14</dc:date>
    <dc:creator>romain </dc:creator>
    <meta:editing-duration>P0D</meta:editing-duration>
    <meta:editing-cycles>1</meta:editing-cycles>
    <meta:document-statistic meta:table-count="3" meta:cell-count="696" meta:object-count="0"/>
    <meta:generator>LibreOffice/3.5$Linux_x86 LibreOffice_project/350m1$Build-2</meta:generator>
  </office:meta>
</office:document-meta>
</file>